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5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.88mm"/>
    </style:style>
    <style:style style:name="co4" style:family="table-column">
      <style:table-column-properties fo:break-before="auto" style:column-width="9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12"/>
    <style:style style:name="ce3" style:family="table-cell" style:parent-style-name="Default" style:data-style-name="N112">
      <style:text-properties fo:color="#00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12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5.72mm" svg:height="92.43mm" svg:x="193.41mm" svg:y="24.06mm">
            <loext:p draw:notify-on-update-of-ranges="Sheet1.C2:Sheet1.C3000 Sheet1.D2:Sheet1.D3000 Sheet1.S5:Sheet1.S28 Sheet1.R5:Sheet1.R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2" table:number-columns-repeated="6" table:default-cell-style-name="ce2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State</text:p>
          </table:table-cell>
          <table:table-cell table:style-name="ce1" office:value-type="string" calcext:value-type="string">
            <text:p>pX</text:p>
          </table:table-cell>
          <table:table-cell table:style-name="ce1" office:value-type="string" calcext:value-type="string">
            <text:p>pY</text:p>
          </table:table-cell>
          <table:table-cell table:style-name="ce4" office:value-type="string" calcext:value-type="string" table:number-columns-spanned="5" table:number-rows-spanned="2">
            <text:p>Trace Table (Auto)</text:p>
          </table:table-cell>
          <table:covered-table-cell table:number-columns-repeated="3" table:style-name="Default"/>
          <table:covered-table-cell/>
          <table:table-cell/>
          <table:table-cell office:value-type="string" calcext:value-type="string">
            <text:p>IDT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M1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office:value-type="string" calcext:value-type="string" table:number-columns-spanned="5" table:number-rows-spanned="2">
            <text:p>Simulation Data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Initial</text:p>
          </table:table-cell>
          <table:table-cell office:value-type="float" office:value="10" calcext:value-type="float">
            <text:p>10.000</text:p>
          </table:table-cell>
          <table:table-cell office:value-type="float" office:value="0" calcext:value-type="float">
            <text:p>0.000</text:p>
          </table:table-cell>
          <table:covered-table-cell table:number-columns-repeated="4" table:style-name="Default"/>
          <table:covered-table-cell/>
          <table:table-cell table:number-columns-repeated="4"/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5"/>
        </table:table-row>
        <table:table-row table:style-name="ro1">
          <table:table-cell/>
          <table:table-cell office:value-type="string" calcext:value-type="string">
            <text:p>v.5_1</text:p>
          </table:table-cell>
          <table:table-cell table:formula="of:=[.C2]" office:value-type="float" office:value="10" calcext:value-type="float">
            <text:p>10.000</text:p>
          </table:table-cell>
          <table:table-cell table:formula="of:=[.D2]" office:value-type="float" office:value="0" calcext:value-type="float">
            <text:p>0.000</text:p>
          </table:table-cell>
          <table:table-cell table:style-name="ce1" office:value-type="string" calcext:value-type="string">
            <text:p>vX</text:p>
          </table:table-cell>
          <table:table-cell table:style-name="ce1" office:value-type="string" calcext:value-type="string">
            <text:p>vY</text:p>
          </table:table-cell>
          <table:table-cell table:style-name="ce1" office:value-type="string" calcext:value-type="string">
            <text:p>aX</text:p>
          </table:table-cell>
          <table:table-cell table:style-name="ce1" office:value-type="string" calcext:value-type="string">
            <text:p>aY</text:p>
          </table:table-cell>
          <table:table-cell table:style-name="ce1" office:value-type="string" calcext:value-type="string">
            <text:p>r</text:p>
          </table:table-cell>
          <table:table-cell/>
          <table:table-cell office:value-type="string" calcext:value-type="string">
            <text:p>UGC</text:p>
          </table:table-cell>
          <table:table-cell office:value-type="float" office:value="0.1" calcext:value-type="float">
            <text:p>0.1</text:p>
          </table:table-cell>
          <table:table-cell table:number-columns-repeated="5"/>
          <table:table-cell office:value-type="string" calcext:value-type="string">
            <text:p>pX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3" table:formula="of:=[.C3]+([.E6]*[.$L$1])" office:value-type="float" office:value="9.9995" calcext:value-type="float">
            <text:p>10.000</text:p>
          </table:table-cell>
          <table:table-cell table:style-name="ce3" table:formula="of:=[.D3]+([.F6]*[.$L$1])" office:value-type="float" office:value="0.1" calcext:value-type="float">
            <text:p>0.1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Default" table:number-columns-repeated="2"/>
          <table:table-cell table:number-columns-repeated="8"/>
          <table:table-cell table:style-name="ce1" office:value-type="string" calcext:value-type="string">
            <text:p>Initial</text:p>
          </table:table-cell>
          <table:table-cell table:style-name="ce2" office:value-type="float" office:value="10" calcext:value-type="float">
            <text:p>10.000</text:p>
          </table:table-cell>
          <table:table-cell table:number-columns-repeated="2" table:style-name="ce2" office:value-type="float" office:value="0" calcext:value-type="float">
            <text:p>0.000</text:p>
          </table:table-cell>
          <table:table-cell table:style-name="ce2" office:value-type="float" office:value="1" calcext:value-type="float">
            <text:p>1.000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3" table:formula="of:=[.C4]" office:value-type="float" office:value="9.9995" calcext:value-type="float">
            <text:p>10.000</text:p>
          </table:table-cell>
          <table:table-cell table:formula="of:=[.D4]" office:value-type="float" office:value="0.1" calcext:value-type="float">
            <text:p>0.100</text:p>
          </table:table-cell>
          <table:table-cell table:formula="of:=[.E4]+[.G5]*[.$L$1]*0.5" office:value-type="float" office:value="-0.005" calcext:value-type="float">
            <text:p>-0.005</text:p>
          </table:table-cell>
          <table:table-cell table:formula="of:=[.F4]+[.H5]*[.$L$1]*0.5" office:value-type="float" office:value="1" calcext:value-type="float">
            <text:p>1.000</text:p>
          </table:table-cell>
          <table:table-cell table:formula="of:=-([.$L$3]*[.$O$1]*[.$O$2])/POWER([.I5];3)*[.C3]" office:value-type="float" office:value="-0.1" calcext:value-type="float">
            <text:p>-0.100</text:p>
          </table:table-cell>
          <table:table-cell table:formula="of:=-([.$L$3]*[.$O$1]*[.$O$2])/POWER([.I5];3)*[.D3]" office:value-type="float" office:value="-0" calcext:value-type="float">
            <text:p>0.000</text:p>
          </table:table-cell>
          <table:table-cell table:style-name="ce2" table:formula="of:=SQRT([.C3]*[.C3]+[.D3]*[.D3])" office:value-type="float" office:value="10" calcext:value-type="float">
            <text:p>10.000</text:p>
          </table:table-cell>
          <table:table-cell table:number-columns-repeated="7"/>
          <table:table-cell table:style-name="ce1" office:value-type="string" calcext:value-type="string">
            <text:p>v.5_1</text:p>
          </table:table-cell>
          <table:table-cell table:style-name="ce2" office:value-type="float" office:value="10" calcext:value-type="float">
            <text:p>10.000</text:p>
          </table:table-cell>
          <table:table-cell table:style-name="ce2" office:value-type="float" office:value="0" calcext:value-type="float">
            <text:p>0.000</text:p>
          </table:table-cell>
          <table:table-cell office:value-type="float" office:value="-0.005" calcext:value-type="float">
            <text:p>-0.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v.5_2</text:p>
          </table:table-cell>
          <table:table-cell table:formula="of:=[.C5]" office:value-type="float" office:value="9.9995" calcext:value-type="float">
            <text:p>10.000</text:p>
          </table:table-cell>
          <table:table-cell table:formula="of:=[.D5]" office:value-type="float" office:value="0.1" calcext:value-type="float">
            <text:p>0.100</text:p>
          </table:table-cell>
          <table:table-cell table:formula="of:=[.E5]" office:value-type="float" office:value="-0.005" calcext:value-type="float">
            <text:p>-0.005</text:p>
          </table:table-cell>
          <table:table-cell table:formula="of:=[.F5]" office:value-type="float" office:value="1" calcext:value-type="float">
            <text:p>1.000</text:p>
          </table:table-cell>
          <table:table-cell table:style-name="Default"/>
          <table:table-cell table:style-name="ce1"/>
          <table:table-cell table:number-columns-repeated="8"/>
          <table:table-cell table:style-name="ce1" office:value-type="string" calcext:value-type="string">
            <text:p>r</text:p>
          </table:table-cell>
          <table:table-cell office:value-type="float" office:value="9.9995" calcext:value-type="float">
            <text:p>9.9995</text:p>
          </table:table-cell>
          <table:table-cell office:value-type="float" office:value="0.1" calcext:value-type="float">
            <text:p>0.1</text:p>
          </table:table-cell>
          <table:table-cell office:value-type="float" office:value="-0.005" calcext:value-type="float">
            <text:p>-0.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v.5_1</text:p>
          </table:table-cell>
          <table:table-cell table:formula="of:=[.C6]" office:value-type="float" office:value="9.9995" calcext:value-type="float">
            <text:p>10.000</text:p>
          </table:table-cell>
          <table:table-cell table:formula="of:=[.D6]" office:value-type="float" office:value="0.1" calcext:value-type="float">
            <text:p>0.100</text:p>
          </table:table-cell>
          <table:table-cell table:formula="of:=[.E6]" office:value-type="float" office:value="-0.005" calcext:value-type="float">
            <text:p>-0.005</text:p>
          </table:table-cell>
          <table:table-cell table:formula="of:=[.F6]" office:value-type="float" office:value="1" calcext:value-type="float">
            <text:p>1.000</text:p>
          </table:table-cell>
          <table:table-cell table:formula="of:=-([.$L$3]*[.$O$1]*[.$O$2])/POWER([.I7];3)*[.C5]" office:value-type="float" office:value="-0.0999949996250188" calcext:value-type="float">
            <text:p>-0.100</text:p>
          </table:table-cell>
          <table:table-cell table:formula="of:=-([.$L$3]*[.$O$1]*[.$O$2])/POWER([.I7];3)*[.D5]" office:value-type="float" office:value="-0.00099999999625" calcext:value-type="float">
            <text:p>-0.001</text:p>
          </table:table-cell>
          <table:table-cell table:style-name="ce2" table:formula="of:=SQRT([.C5]*[.C5]+[.D5]*[.D5])" office:value-type="float" office:value="10.0000000125" calcext:value-type="float">
            <text:p>10.000</text:p>
          </table:table-cell>
          <table:table-cell table:number-columns-repeated="7"/>
          <table:table-cell table:style-name="ce1" office:value-type="string" calcext:value-type="string">
            <text:p>v.5_2</text:p>
          </table:table-cell>
          <table:table-cell table:number-columns-repeated="2"/>
          <table:table-cell office:value-type="float" office:value="-0.00999975" calcext:value-type="float">
            <text:p>-0.00999975</text:p>
          </table:table-cell>
          <table:table-cell office:value-type="float" office:value="0.99995" calcext:value-type="float">
            <text:p>0.99995</text:p>
          </table:table-cell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3" table:formula="of:=[.C7]+([.E10]*[.$L$1])" office:value-type="float" office:value="9.99800005000375" calcext:value-type="float">
            <text:p>9.998</text:p>
          </table:table-cell>
          <table:table-cell table:style-name="ce3" table:formula="of:=[.D7]+([.F10]*[.$L$1])" office:value-type="float" office:value="0.199990000000038" calcext:value-type="float">
            <text:p>0.200</text:p>
          </table:table-cell>
          <table:table-cell table:formula="of:=[.E7]+[.G8]*[.$L$1]*0.5" office:value-type="float" office:value="-0.00999974998125094" calcext:value-type="float">
            <text:p>-0.010</text:p>
          </table:table-cell>
          <table:table-cell table:formula="of:=[.F7]+[.H8]*[.$L$1]*0.5" office:value-type="float" office:value="0.999950000000188" calcext:value-type="float">
            <text:p>1.000</text:p>
          </table:table-cell>
          <table:table-cell table:formula="of:=[.G7]" office:value-type="float" office:value="-0.0999949996250188" calcext:value-type="float">
            <text:p>-0.100</text:p>
          </table:table-cell>
          <table:table-cell table:formula="of:=[.H7]" office:value-type="float" office:value="-0.00099999999625" calcext:value-type="float">
            <text:p>-0.001</text:p>
          </table:table-cell>
          <table:table-cell table:number-columns-repeated="8"/>
          <table:table-cell table:style-name="ce1" office:value-type="string" calcext:value-type="string">
            <text:p>v.5_1</text:p>
          </table:table-cell>
          <table:table-cell table:number-columns-repeated="2"/>
          <table:table-cell office:value-type="float" office:value="-0.0149995" calcext:value-type="float">
            <text:p>-0.0149995</text:p>
          </table:table-cell>
          <table:table-cell office:value-type="float" office:value="0.9999" calcext:value-type="float">
            <text:p>0.9999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3" table:formula="of:=[.C8]" office:value-type="float" office:value="9.99800005000375" calcext:value-type="float">
            <text:p>9.998</text:p>
          </table:table-cell>
          <table:table-cell table:formula="of:=[.D8]" office:value-type="float" office:value="0.199990000000038" calcext:value-type="float">
            <text:p>0.200</text:p>
          </table:table-cell>
          <table:table-cell table:formula="of:=[.E8]+[.G9]*[.$L$1]*0.5" office:value-type="float" office:value="-0.0149994999625019" calcext:value-type="float">
            <text:p>-0.015</text:p>
          </table:table-cell>
          <table:table-cell table:formula="of:=[.F8]+[.H9]*[.$L$1]*0.5" office:value-type="float" office:value="0.999900000000375" calcext:value-type="float">
            <text:p>1.000</text:p>
          </table:table-cell>
          <table:table-cell table:formula="of:=-([.$L$3]*[.$O$1]*[.$O$2])/POWER([.I9];3)*[.C7]" office:value-type="float" office:value="-0.0999949996250188" calcext:value-type="float">
            <text:p>-0.100</text:p>
          </table:table-cell>
          <table:table-cell table:formula="of:=-([.$L$3]*[.$O$1]*[.$O$2])/POWER([.I9];3)*[.D7]" office:value-type="float" office:value="-0.00099999999625" calcext:value-type="float">
            <text:p>-0.001</text:p>
          </table:table-cell>
          <table:table-cell table:style-name="ce2" table:formula="of:=SQRT([.C7]*[.C7]+[.D7]*[.D7])" office:value-type="float" office:value="10.0000000125" calcext:value-type="float">
            <text:p>10.000</text:p>
          </table:table-cell>
          <table:table-cell table:number-columns-repeated="7"/>
          <table:table-cell table:style-name="ce1" office:value-type="string" calcext:value-type="string">
            <text:p>r</text:p>
          </table:table-cell>
          <table:table-cell office:value-type="float" office:value="9.998" calcext:value-type="float">
            <text:p>9.998</text:p>
          </table:table-cell>
          <table:table-cell office:value-type="float" office:value="0.19999" calcext:value-type="float">
            <text:p>0.1999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.5_2</text:p>
          </table:table-cell>
          <table:table-cell table:formula="of:=[.C9]" office:value-type="float" office:value="9.99800005000375" calcext:value-type="float">
            <text:p>9.998</text:p>
          </table:table-cell>
          <table:table-cell table:formula="of:=[.D9]" office:value-type="float" office:value="0.199990000000038" calcext:value-type="float">
            <text:p>0.200</text:p>
          </table:table-cell>
          <table:table-cell table:formula="of:=[.E9]" office:value-type="float" office:value="-0.0149994999625019" calcext:value-type="float">
            <text:p>-0.015</text:p>
          </table:table-cell>
          <table:table-cell table:formula="of:=[.F9]" office:value-type="float" office:value="0.999900000000375" calcext:value-type="float">
            <text:p>1.000</text:p>
          </table:table-cell>
          <table:table-cell table:style-name="Default"/>
          <table:table-cell table:style-name="ce1"/>
          <table:table-cell table:number-columns-repeated="8"/>
          <table:table-cell table:style-name="ce1" office:value-type="string" calcext:value-type="string">
            <text:p>v.5_2</text:p>
          </table:table-cell>
          <table:table-cell table:number-columns-repeated="2"/>
          <table:table-cell office:value-type="float" office:value="-0.0199985" calcext:value-type="float">
            <text:p>-0.0199985</text:p>
          </table:table-cell>
          <table:table-cell office:value-type="float" office:value="0.9998" calcext:value-type="float">
            <text:p>0.9998</text:p>
          </table:table-cell>
        </table:table-row>
        <table:table-row table:style-name="ro1">
          <table:table-cell/>
          <table:table-cell office:value-type="string" calcext:value-type="string">
            <text:p>v.5_1</text:p>
          </table:table-cell>
          <table:table-cell table:formula="of:=[.C10]" office:value-type="float" office:value="9.99800005000375" calcext:value-type="float">
            <text:p>9.998</text:p>
          </table:table-cell>
          <table:table-cell table:formula="of:=[.D10]" office:value-type="float" office:value="0.199990000000038" calcext:value-type="float">
            <text:p>0.200</text:p>
          </table:table-cell>
          <table:table-cell table:formula="of:=[.E10]" office:value-type="float" office:value="-0.0149994999625019" calcext:value-type="float">
            <text:p>-0.015</text:p>
          </table:table-cell>
          <table:table-cell table:formula="of:=[.F10]" office:value-type="float" office:value="0.999900000000375" calcext:value-type="float">
            <text:p>1.000</text:p>
          </table:table-cell>
          <table:table-cell table:formula="of:=-([.$L$3]*[.$O$1]*[.$O$2])/POWER([.I11];3)*[.C9]" office:value-type="float" office:value="-0.099979999000375" calcext:value-type="float">
            <text:p>-0.100</text:p>
          </table:table-cell>
          <table:table-cell table:formula="of:=-([.$L$3]*[.$O$1]*[.$O$2])/POWER([.I11];3)*[.D9]" office:value-type="float" office:value="-0.00199989997000263" calcext:value-type="float">
            <text:p>-0.002</text:p>
          </table:table-cell>
          <table:table-cell table:style-name="ce2" table:formula="of:=SQRT([.C9]*[.C9]+[.D9]*[.D9])" office:value-type="float" office:value="10.0000000499988" calcext:value-type="float">
            <text:p>10.000</text:p>
          </table:table-cell>
          <table:table-cell table:number-columns-repeated="7"/>
          <table:table-cell table:style-name="ce1" office:value-type="string" calcext:value-type="string">
            <text:p>v.5_1</text:p>
          </table:table-cell>
          <table:table-cell table:number-columns-repeated="2"/>
          <table:table-cell office:value-type="float" office:value="-0.0249975" calcext:value-type="float">
            <text:p>-0.0249975</text:p>
          </table:table-cell>
          <table:table-cell office:value-type="float" office:value="0.9997" calcext:value-type="float">
            <text:p>0.9997</text:p>
          </table:table-cell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3" table:formula="of:=[.C11]+([.E14]*[.$L$1])" office:value-type="float" office:value="9.9955003000175" calcext:value-type="float">
            <text:p>9.996</text:p>
          </table:table-cell>
          <table:table-cell table:style-name="ce3" table:formula="of:=[.D11]+([.F14]*[.$L$1])" office:value-type="float" office:value="0.299960001000375" calcext:value-type="float">
            <text:p>0.300</text:p>
          </table:table-cell>
          <table:table-cell table:formula="of:=[.E11]+[.G12]*[.$L$1]*0.5" office:value-type="float" office:value="-0.0199984999125206" calcext:value-type="float">
            <text:p>-0.020</text:p>
          </table:table-cell>
          <table:table-cell table:formula="of:=[.F11]+[.H12]*[.$L$1]*0.5" office:value-type="float" office:value="0.999800005001875" calcext:value-type="float">
            <text:p>1.000</text:p>
          </table:table-cell>
          <table:table-cell table:formula="of:=[.G11]" office:value-type="float" office:value="-0.099979999000375" calcext:value-type="float">
            <text:p>-0.100</text:p>
          </table:table-cell>
          <table:table-cell table:formula="of:=[.H11]" office:value-type="float" office:value="-0.00199989997000263" calcext:value-type="float">
            <text:p>-0.002</text:p>
          </table:table-cell>
          <table:table-cell table:number-columns-repeated="8"/>
          <table:table-cell table:style-name="ce1" office:value-type="string" calcext:value-type="string">
            <text:p>r</text:p>
          </table:table-cell>
          <table:table-cell office:value-type="float" office:value="9.9955" calcext:value-type="float">
            <text:p>9.9955</text:p>
          </table:table-cell>
          <table:table-cell office:value-type="float" office:value="0.29996" calcext:value-type="float">
            <text:p>0.299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3" table:formula="of:=[.C12]" office:value-type="float" office:value="9.9955003000175" calcext:value-type="float">
            <text:p>9.996</text:p>
          </table:table-cell>
          <table:table-cell table:formula="of:=[.D12]" office:value-type="float" office:value="0.299960001000375" calcext:value-type="float">
            <text:p>0.300</text:p>
          </table:table-cell>
          <table:table-cell table:formula="of:=[.E12]+[.G13]*[.$L$1]*0.5" office:value-type="float" office:value="-0.0249974998625394" calcext:value-type="float">
            <text:p>-0.025</text:p>
          </table:table-cell>
          <table:table-cell table:formula="of:=[.F12]+[.H13]*[.$L$1]*0.5" office:value-type="float" office:value="0.999700010003375" calcext:value-type="float">
            <text:p>1.000</text:p>
          </table:table-cell>
          <table:table-cell table:formula="of:=-([.$L$3]*[.$O$1]*[.$O$2])/POWER([.I13];3)*[.C11]" office:value-type="float" office:value="-0.099979999000375" calcext:value-type="float">
            <text:p>-0.100</text:p>
          </table:table-cell>
          <table:table-cell table:formula="of:=-([.$L$3]*[.$O$1]*[.$O$2])/POWER([.I13];3)*[.D11]" office:value-type="float" office:value="-0.00199989997000263" calcext:value-type="float">
            <text:p>-0.002</text:p>
          </table:table-cell>
          <table:table-cell table:style-name="ce2" table:formula="of:=SQRT([.C11]*[.C11]+[.D11]*[.D11])" office:value-type="float" office:value="10.0000000499988" calcext:value-type="float">
            <text:p>10.000</text:p>
          </table:table-cell>
          <table:table-cell table:number-columns-repeated="7"/>
          <table:table-cell table:style-name="ce1" office:value-type="string" calcext:value-type="string">
            <text:p>v.5_2</text:p>
          </table:table-cell>
          <table:table-cell table:number-columns-repeated="2"/>
          <table:table-cell office:value-type="float" office:value="-0.0299952" calcext:value-type="float">
            <text:p>-0.0299952</text:p>
          </table:table-cell>
          <table:table-cell office:value-type="float" office:value="0.99955" calcext:value-type="float">
            <text:p>0.99955</text:p>
          </table:table-cell>
        </table:table-row>
        <table:table-row table:style-name="ro1">
          <table:table-cell/>
          <table:table-cell office:value-type="string" calcext:value-type="string">
            <text:p>v.5_2</text:p>
          </table:table-cell>
          <table:table-cell table:formula="of:=[.C13]" office:value-type="float" office:value="9.9955003000175" calcext:value-type="float">
            <text:p>9.996</text:p>
          </table:table-cell>
          <table:table-cell table:formula="of:=[.D13]" office:value-type="float" office:value="0.299960001000375" calcext:value-type="float">
            <text:p>0.300</text:p>
          </table:table-cell>
          <table:table-cell table:formula="of:=[.E13]" office:value-type="float" office:value="-0.0249974998625394" calcext:value-type="float">
            <text:p>-0.025</text:p>
          </table:table-cell>
          <table:table-cell table:formula="of:=[.F13]" office:value-type="float" office:value="0.999700010003375" calcext:value-type="float">
            <text:p>1.000</text:p>
          </table:table-cell>
          <table:table-cell table:style-name="Default"/>
          <table:table-cell table:style-name="ce1"/>
          <table:table-cell table:number-columns-repeated="8"/>
          <table:table-cell table:style-name="ce1" office:value-type="string" calcext:value-type="string">
            <text:p>v.5_1</text:p>
          </table:table-cell>
          <table:table-cell table:number-columns-repeated="2"/>
          <table:table-cell office:value-type="float" office:value="-0.034993" calcext:value-type="float">
            <text:p>-0.034993</text:p>
          </table:table-cell>
          <table:table-cell office:value-type="float" office:value="0.9994" calcext:value-type="float">
            <text:p>0.9994</text:p>
          </table:table-cell>
        </table:table-row>
        <table:table-row table:style-name="ro1">
          <table:table-cell/>
          <table:table-cell office:value-type="string" calcext:value-type="string">
            <text:p>v.5_1</text:p>
          </table:table-cell>
          <table:table-cell table:formula="of:=[.C14]" office:value-type="float" office:value="9.9955003000175" calcext:value-type="float">
            <text:p>9.996</text:p>
          </table:table-cell>
          <table:table-cell table:formula="of:=[.D14]" office:value-type="float" office:value="0.299960001000375" calcext:value-type="float">
            <text:p>0.300</text:p>
          </table:table-cell>
          <table:table-cell table:formula="of:=[.E14]" office:value-type="float" office:value="-0.0249974998625394" calcext:value-type="float">
            <text:p>-0.025</text:p>
          </table:table-cell>
          <table:table-cell table:formula="of:=[.F14]" office:value-type="float" office:value="0.999700010003375" calcext:value-type="float">
            <text:p>1.000</text:p>
          </table:table-cell>
          <table:table-cell table:formula="of:=-([.$L$3]*[.$O$1]*[.$O$2])/POWER([.I15];3)*[.C13]" office:value-type="float" office:value="-0.0999549996269186" calcext:value-type="float">
            <text:p>-0.100</text:p>
          </table:table-cell>
          <table:table-cell table:formula="of:=-([.$L$3]*[.$O$1]*[.$O$2])/POWER([.I15];3)*[.D13]" office:value-type="float" office:value="-0.002999599908774" calcext:value-type="float">
            <text:p>-0.003</text:p>
          </table:table-cell>
          <table:table-cell table:style-name="ce2" table:formula="of:=SQRT([.C13]*[.C13]+[.D13]*[.D13])" office:value-type="float" office:value="10.0000001124925" calcext:value-type="float">
            <text:p>10.000</text:p>
          </table:table-cell>
          <table:table-cell table:number-columns-repeated="7"/>
          <table:table-cell table:style-name="ce1" office:value-type="string" calcext:value-type="string">
            <text:p>r</text:p>
          </table:table-cell>
          <table:table-cell office:value-type="float" office:value="9.992" calcext:value-type="float">
            <text:p>9.992</text:p>
          </table:table-cell>
          <table:table-cell office:value-type="float" office:value="0.3999" calcext:value-type="float">
            <text:p>0.399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3" table:formula="of:=[.C15]+([.E18]*[.$L$1])" office:value-type="float" office:value="9.99200100003497" calcext:value-type="float">
            <text:p>9.992</text:p>
          </table:table-cell>
          <table:table-cell table:style-name="ce3" table:formula="of:=[.D15]+([.F18]*[.$L$1])" office:value-type="float" office:value="0.399900006001625" calcext:value-type="float">
            <text:p>0.400</text:p>
          </table:table-cell>
          <table:table-cell table:formula="of:=[.E15]+[.G16]*[.$L$1]*0.5" office:value-type="float" office:value="-0.0299952498438853" calcext:value-type="float">
            <text:p>-0.030</text:p>
          </table:table-cell>
          <table:table-cell table:formula="of:=[.F15]+[.H16]*[.$L$1]*0.5" office:value-type="float" office:value="0.999550030007936" calcext:value-type="float">
            <text:p>1.000</text:p>
          </table:table-cell>
          <table:table-cell table:formula="of:=[.G15]" office:value-type="float" office:value="-0.0999549996269186" calcext:value-type="float">
            <text:p>-0.100</text:p>
          </table:table-cell>
          <table:table-cell table:formula="of:=[.H15]" office:value-type="float" office:value="-0.002999599908774" calcext:value-type="float">
            <text:p>-0.003</text:p>
          </table:table-cell>
          <table:table-cell table:number-columns-repeated="8"/>
          <table:table-cell table:style-name="ce1" office:value-type="string" calcext:value-type="string">
            <text:p>v.5_2</text:p>
          </table:table-cell>
          <table:table-cell table:number-columns-repeated="2"/>
          <table:table-cell office:value-type="float" office:value="-0.039989" calcext:value-type="float">
            <text:p>-0.039989</text:p>
          </table:table-cell>
          <table:table-cell office:value-type="float" office:value="0.9992" calcext:value-type="float">
            <text:p>0.9992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3" table:formula="of:=[.C16]" office:value-type="float" office:value="9.99200100003497" calcext:value-type="float">
            <text:p>9.992</text:p>
          </table:table-cell>
          <table:table-cell table:formula="of:=[.D16]" office:value-type="float" office:value="0.399900006001625" calcext:value-type="float">
            <text:p>0.400</text:p>
          </table:table-cell>
          <table:table-cell table:formula="of:=[.E16]+[.G17]*[.$L$1]*0.5" office:value-type="float" office:value="-0.0349929998252312" calcext:value-type="float">
            <text:p>-0.035</text:p>
          </table:table-cell>
          <table:table-cell table:formula="of:=[.F16]+[.H17]*[.$L$1]*0.5" office:value-type="float" office:value="0.999400050012497" calcext:value-type="float">
            <text:p>0.999</text:p>
          </table:table-cell>
          <table:table-cell table:formula="of:=-([.$L$3]*[.$O$1]*[.$O$2])/POWER([.I17];3)*[.C15]" office:value-type="float" office:value="-0.0999549996269186" calcext:value-type="float">
            <text:p>-0.100</text:p>
          </table:table-cell>
          <table:table-cell table:formula="of:=-([.$L$3]*[.$O$1]*[.$O$2])/POWER([.I17];3)*[.D15]" office:value-type="float" office:value="-0.002999599908774" calcext:value-type="float">
            <text:p>-0.003</text:p>
          </table:table-cell>
          <table:table-cell table:style-name="ce2" table:formula="of:=SQRT([.C15]*[.C15]+[.D15]*[.D15])" office:value-type="float" office:value="10.0000001124925" calcext:value-type="float">
            <text:p>10.000</text:p>
          </table:table-cell>
          <table:table-cell table:number-columns-repeated="7"/>
          <table:table-cell table:style-name="ce1" office:value-type="string" calcext:value-type="string">
            <text:p>v.5_1</text:p>
          </table:table-cell>
          <table:table-cell table:number-columns-repeated="2"/>
          <table:table-cell office:value-type="float" office:value="-0.044985" calcext:value-type="float">
            <text:p>-0.044985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/>
          <table:table-cell office:value-type="string" calcext:value-type="string">
            <text:p>v.5_2</text:p>
          </table:table-cell>
          <table:table-cell table:formula="of:=[.C17]" office:value-type="float" office:value="9.99200100003497" calcext:value-type="float">
            <text:p>9.992</text:p>
          </table:table-cell>
          <table:table-cell table:formula="of:=[.D17]" office:value-type="float" office:value="0.399900006001625" calcext:value-type="float">
            <text:p>0.400</text:p>
          </table:table-cell>
          <table:table-cell table:formula="of:=[.E17]" office:value-type="float" office:value="-0.0349929998252312" calcext:value-type="float">
            <text:p>-0.035</text:p>
          </table:table-cell>
          <table:table-cell table:formula="of:=[.F17]" office:value-type="float" office:value="0.999400050012497" calcext:value-type="float">
            <text:p>0.999</text:p>
          </table:table-cell>
          <table:table-cell table:style-name="Default"/>
          <table:table-cell table:style-name="ce1"/>
          <table:table-cell table:number-columns-repeated="8"/>
          <table:table-cell table:style-name="ce1" office:value-type="string" calcext:value-type="string">
            <text:p>r</text:p>
          </table:table-cell>
          <table:table-cell office:value-type="float" office:value="9.9875" calcext:value-type="float">
            <text:p>9.9875</text:p>
          </table:table-cell>
          <table:table-cell office:value-type="float" office:value="0.4998" calcext:value-type="float">
            <text:p>0.499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.5_1</text:p>
          </table:table-cell>
          <table:table-cell table:formula="of:=[.C18]" office:value-type="float" office:value="9.99200100003497" calcext:value-type="float">
            <text:p>9.992</text:p>
          </table:table-cell>
          <table:table-cell table:formula="of:=[.D18]" office:value-type="float" office:value="0.399900006001625" calcext:value-type="float">
            <text:p>0.400</text:p>
          </table:table-cell>
          <table:table-cell table:formula="of:=[.E18]" office:value-type="float" office:value="-0.0349929998252312" calcext:value-type="float">
            <text:p>-0.035</text:p>
          </table:table-cell>
          <table:table-cell table:formula="of:=[.F18]" office:value-type="float" office:value="0.999400050012497" calcext:value-type="float">
            <text:p>0.999</text:p>
          </table:table-cell>
          <table:table-cell table:formula="of:=-([.$L$3]*[.$O$1]*[.$O$2])/POWER([.I19];3)*[.C17]" office:value-type="float" office:value="-0.0999200040058989" calcext:value-type="float">
            <text:p>-0.100</text:p>
          </table:table-cell>
          <table:table-cell table:formula="of:=-([.$L$3]*[.$O$1]*[.$O$2])/POWER([.I19];3)*[.D17]" office:value-type="float" office:value="-0.00399899982010625" calcext:value-type="float">
            <text:p>-0.004</text:p>
          </table:table-cell>
          <table:table-cell table:style-name="ce2" table:formula="of:=SQRT([.C17]*[.C17]+[.D17]*[.D17])" office:value-type="float" office:value="10.000000199975" calcext:value-type="float">
            <text:p>10.000</text:p>
          </table:table-cell>
          <table:table-cell table:number-columns-repeated="7"/>
          <table:table-cell table:style-name="ce1" office:value-type="string" calcext:value-type="string">
            <text:p>v.5_2</text:p>
          </table:table-cell>
          <table:table-cell table:number-columns-repeated="2"/>
          <table:table-cell office:value-type="float" office:value="-0.0499788" calcext:value-type="float">
            <text:p>-0.0499788</text:p>
          </table:table-cell>
          <table:table-cell office:value-type="float" office:value="0.99875" calcext:value-type="float">
            <text:p>0.99875</text:p>
          </table:table-cell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3" table:formula="of:=[.C19]+([.E22]*[.$L$1])" office:value-type="float" office:value="9.98750250001239" calcext:value-type="float">
            <text:p>9.988</text:p>
          </table:table-cell>
          <table:table-cell table:style-name="ce3" table:formula="of:=[.D19]+([.F22]*[.$L$1])" office:value-type="float" office:value="0.499800021004673" calcext:value-type="float">
            <text:p>0.500</text:p>
          </table:table-cell>
          <table:table-cell table:formula="of:=[.E19]+[.G20]*[.$L$1]*0.5" office:value-type="float" office:value="-0.0399890000255262" calcext:value-type="float">
            <text:p>-0.040</text:p>
          </table:table-cell>
          <table:table-cell table:formula="of:=[.F19]+[.H20]*[.$L$1]*0.5" office:value-type="float" office:value="0.999200100021492" calcext:value-type="float">
            <text:p>0.999</text:p>
          </table:table-cell>
          <table:table-cell table:formula="of:=[.G19]" office:value-type="float" office:value="-0.0999200040058989" calcext:value-type="float">
            <text:p>-0.100</text:p>
          </table:table-cell>
          <table:table-cell table:formula="of:=[.H19]" office:value-type="float" office:value="-0.00399899982010625" calcext:value-type="float">
            <text:p>-0.004</text:p>
          </table:table-cell>
          <table:table-cell table:number-columns-repeated="8"/>
          <table:table-cell table:style-name="ce1" office:value-type="string" calcext:value-type="string">
            <text:p>v.5_1</text:p>
          </table:table-cell>
          <table:table-cell table:number-columns-repeated="2"/>
          <table:table-cell office:value-type="float" office:value="-0.0549725" calcext:value-type="float">
            <text:p>-0.0549725</text:p>
          </table:table-cell>
          <table:table-cell office:value-type="float" office:value="0.9985" calcext:value-type="float">
            <text:p>0.9985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3" table:formula="of:=[.C20]" office:value-type="float" office:value="9.98750250001239" calcext:value-type="float">
            <text:p>9.988</text:p>
          </table:table-cell>
          <table:table-cell table:formula="of:=[.D20]" office:value-type="float" office:value="0.499800021004673" calcext:value-type="float">
            <text:p>0.500</text:p>
          </table:table-cell>
          <table:table-cell table:formula="of:=[.E20]+[.G21]*[.$L$1]*0.5" office:value-type="float" office:value="-0.0449850002258211" calcext:value-type="float">
            <text:p>-0.045</text:p>
          </table:table-cell>
          <table:table-cell table:formula="of:=[.F20]+[.H21]*[.$L$1]*0.5" office:value-type="float" office:value="0.999000150030487" calcext:value-type="float">
            <text:p>0.999</text:p>
          </table:table-cell>
          <table:table-cell table:formula="of:=-([.$L$3]*[.$O$1]*[.$O$2])/POWER([.I21];3)*[.C19]" office:value-type="float" office:value="-0.0999200040058989" calcext:value-type="float">
            <text:p>-0.100</text:p>
          </table:table-cell>
          <table:table-cell table:formula="of:=-([.$L$3]*[.$O$1]*[.$O$2])/POWER([.I21];3)*[.D19]" office:value-type="float" office:value="-0.00399899982010625" calcext:value-type="float">
            <text:p>-0.004</text:p>
          </table:table-cell>
          <table:table-cell table:style-name="ce2" table:formula="of:=SQRT([.C19]*[.C19]+[.D19]*[.D19])" office:value-type="float" office:value="10.000000199975" calcext:value-type="float">
            <text:p>10.000</text:p>
          </table:table-cell>
          <table:table-cell table:number-columns-repeated="7"/>
          <table:table-cell table:style-name="ce1" office:value-type="string" calcext:value-type="string">
            <text:p>r</text:p>
          </table:table-cell>
          <table:table-cell office:value-type="float" office:value="9.98201" calcext:value-type="float">
            <text:p>9.98201</text:p>
          </table:table-cell>
          <table:table-cell office:value-type="float" office:value="0.59965" calcext:value-type="float">
            <text:p>0.599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.5_2</text:p>
          </table:table-cell>
          <table:table-cell table:formula="of:=[.C21]" office:value-type="float" office:value="9.98750250001239" calcext:value-type="float">
            <text:p>9.988</text:p>
          </table:table-cell>
          <table:table-cell table:formula="of:=[.D21]" office:value-type="float" office:value="0.499800021004673" calcext:value-type="float">
            <text:p>0.500</text:p>
          </table:table-cell>
          <table:table-cell table:formula="of:=[.E21]" office:value-type="float" office:value="-0.0449850002258211" calcext:value-type="float">
            <text:p>-0.045</text:p>
          </table:table-cell>
          <table:table-cell table:formula="of:=[.F21]" office:value-type="float" office:value="0.999000150030487" calcext:value-type="float">
            <text:p>0.999</text:p>
          </table:table-cell>
          <table:table-cell table:style-name="Default"/>
          <table:table-cell table:style-name="ce1"/>
          <table:table-cell table:number-columns-repeated="8"/>
          <table:table-cell table:style-name="ce1" office:value-type="string" calcext:value-type="string">
            <text:p>v.5_2</text:p>
          </table:table-cell>
          <table:table-cell table:number-columns-repeated="2"/>
          <table:table-cell office:value-type="float" office:value="-0.0599635" calcext:value-type="float">
            <text:p>-0.0599635</text:p>
          </table:table-cell>
          <table:table-cell office:value-type="float" office:value="0.998201" calcext:value-type="float">
            <text:p>0.998201</text:p>
          </table:table-cell>
        </table:table-row>
        <table:table-row table:style-name="ro1">
          <table:table-cell/>
          <table:table-cell office:value-type="string" calcext:value-type="string">
            <text:p>v.5_1</text:p>
          </table:table-cell>
          <table:table-cell table:formula="of:=[.C22]" office:value-type="float" office:value="9.98750250001239" calcext:value-type="float">
            <text:p>9.988</text:p>
          </table:table-cell>
          <table:table-cell table:formula="of:=[.D22]" office:value-type="float" office:value="0.499800021004673" calcext:value-type="float">
            <text:p>0.500</text:p>
          </table:table-cell>
          <table:table-cell table:formula="of:=[.E22]" office:value-type="float" office:value="-0.0449850002258211" calcext:value-type="float">
            <text:p>-0.045</text:p>
          </table:table-cell>
          <table:table-cell table:formula="of:=[.F22]" office:value-type="float" office:value="0.999000150030487" calcext:value-type="float">
            <text:p>0.999</text:p>
          </table:table-cell>
          <table:table-cell table:formula="of:=-([.$L$3]*[.$O$1]*[.$O$2])/POWER([.I23];3)*[.C21]" office:value-type="float" office:value="-0.0998750156387137" calcext:value-type="float">
            <text:p>-0.100</text:p>
          </table:table-cell>
          <table:table-cell table:formula="of:=-([.$L$3]*[.$O$1]*[.$O$2])/POWER([.I23];3)*[.D21]" office:value-type="float" office:value="-0.00499799974157796" calcext:value-type="float">
            <text:p>-0.005</text:p>
          </table:table-cell>
          <table:table-cell table:style-name="ce2" table:formula="of:=SQRT([.C21]*[.C21]+[.D21]*[.D21])" office:value-type="float" office:value="10.0000003124375" calcext:value-type="float">
            <text:p>10.000</text:p>
          </table:table-cell>
          <table:table-cell table:number-columns-repeated="7"/>
          <table:table-cell table:style-name="ce1" office:value-type="string" calcext:value-type="string">
            <text:p>v.5_1</text:p>
          </table:table-cell>
          <table:table-cell table:number-columns-repeated="2"/>
          <table:table-cell office:value-type="float" office:value="-0.0649545" calcext:value-type="float">
            <text:p>-0.0649545</text:p>
          </table:table-cell>
          <table:table-cell office:value-type="float" office:value="0.997901" calcext:value-type="float">
            <text:p>0.997901</text:p>
          </table:table-cell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3" table:formula="of:=[.C23]+([.E26]*[.$L$1])" office:value-type="float" office:value="9.98200524983342" calcext:value-type="float">
            <text:p>9.982</text:p>
          </table:table-cell>
          <table:table-cell table:style-name="ce3" table:formula="of:=[.D23]+([.F26]*[.$L$1])" office:value-type="float" office:value="0.599650056010306" calcext:value-type="float">
            <text:p>0.600</text:p>
          </table:table-cell>
          <table:table-cell table:formula="of:=[.E23]+[.G24]*[.$L$1]*0.5" office:value-type="float" office:value="-0.0499787510077568" calcext:value-type="float">
            <text:p>-0.050</text:p>
          </table:table-cell>
          <table:table-cell table:formula="of:=[.F23]+[.H24]*[.$L$1]*0.5" office:value-type="float" office:value="0.998750250043408" calcext:value-type="float">
            <text:p>0.999</text:p>
          </table:table-cell>
          <table:table-cell table:formula="of:=[.G23]" office:value-type="float" office:value="-0.0998750156387137" calcext:value-type="float">
            <text:p>-0.100</text:p>
          </table:table-cell>
          <table:table-cell table:formula="of:=[.H23]" office:value-type="float" office:value="-0.00499799974157796" calcext:value-type="float">
            <text:p>-0.005</text:p>
          </table:table-cell>
          <table:table-cell table:number-columns-repeated="8"/>
          <table:table-cell table:style-name="ce1" office:value-type="string" calcext:value-type="string">
            <text:p>r</text:p>
          </table:table-cell>
          <table:table-cell office:value-type="float" office:value="9.97551" calcext:value-type="float">
            <text:p>9.97551</text:p>
          </table:table-cell>
          <table:table-cell office:value-type="float" office:value="0.69944" calcext:value-type="float">
            <text:p>0.699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3" table:formula="of:=[.C24]" office:value-type="float" office:value="9.98200524983342" calcext:value-type="float">
            <text:p>9.982</text:p>
          </table:table-cell>
          <table:table-cell table:formula="of:=[.D24]" office:value-type="float" office:value="0.599650056010306" calcext:value-type="float">
            <text:p>0.600</text:p>
          </table:table-cell>
          <table:table-cell table:formula="of:=[.E24]+[.G25]*[.$L$1]*0.5" office:value-type="float" office:value="-0.0549725017896925" calcext:value-type="float">
            <text:p>-0.055</text:p>
          </table:table-cell>
          <table:table-cell table:formula="of:=[.F24]+[.H25]*[.$L$1]*0.5" office:value-type="float" office:value="0.998500350056329" calcext:value-type="float">
            <text:p>0.999</text:p>
          </table:table-cell>
          <table:table-cell table:formula="of:=-([.$L$3]*[.$O$1]*[.$O$2])/POWER([.I25];3)*[.C23]" office:value-type="float" office:value="-0.0998750156387137" calcext:value-type="float">
            <text:p>-0.100</text:p>
          </table:table-cell>
          <table:table-cell table:formula="of:=-([.$L$3]*[.$O$1]*[.$O$2])/POWER([.I25];3)*[.D23]" office:value-type="float" office:value="-0.00499799974157796" calcext:value-type="float">
            <text:p>-0.005</text:p>
          </table:table-cell>
          <table:table-cell table:style-name="ce2" table:formula="of:=SQRT([.C23]*[.C23]+[.D23]*[.D23])" office:value-type="float" office:value="10.0000003124375" calcext:value-type="float">
            <text:p>10.000</text:p>
          </table:table-cell>
          <table:table-cell table:number-columns-repeated="7"/>
          <table:table-cell table:style-name="ce1" office:value-type="string" calcext:value-type="string">
            <text:p>v.5_2</text:p>
          </table:table-cell>
          <table:table-cell table:number-columns-repeated="2"/>
          <table:table-cell office:value-type="float" office:value="-0.0699423" calcext:value-type="float">
            <text:p>-0.0699423</text:p>
          </table:table-cell>
          <table:table-cell office:value-type="float" office:value="0.997551" calcext:value-type="float">
            <text:p>0.997551</text:p>
          </table:table-cell>
        </table:table-row>
        <table:table-row table:style-name="ro1">
          <table:table-cell/>
          <table:table-cell office:value-type="string" calcext:value-type="string">
            <text:p>v.5_2</text:p>
          </table:table-cell>
          <table:table-cell table:formula="of:=[.C25]" office:value-type="float" office:value="9.98200524983342" calcext:value-type="float">
            <text:p>9.982</text:p>
          </table:table-cell>
          <table:table-cell table:formula="of:=[.D25]" office:value-type="float" office:value="0.599650056010306" calcext:value-type="float">
            <text:p>0.600</text:p>
          </table:table-cell>
          <table:table-cell table:formula="of:=[.E25]" office:value-type="float" office:value="-0.0549725017896925" calcext:value-type="float">
            <text:p>-0.055</text:p>
          </table:table-cell>
          <table:table-cell table:formula="of:=[.F25]" office:value-type="float" office:value="0.998500350056329" calcext:value-type="float">
            <text:p>0.999</text:p>
          </table:table-cell>
          <table:table-cell table:style-name="Default"/>
          <table:table-cell table:style-name="ce1"/>
          <table:table-cell table:number-columns-repeated="8"/>
          <table:table-cell table:style-name="ce1" office:value-type="string" calcext:value-type="string">
            <text:p>v.5_1</text:p>
          </table:table-cell>
          <table:table-cell table:number-columns-repeated="2"/>
          <table:table-cell office:value-type="float" office:value="-0.07493" calcext:value-type="float">
            <text:p>-0.07493</text:p>
          </table:table-cell>
          <table:table-cell office:value-type="float" office:value="0.997201" calcext:value-type="float">
            <text:p>0.997201</text:p>
          </table:table-cell>
        </table:table-row>
        <table:table-row table:style-name="ro1">
          <table:table-cell/>
          <table:table-cell office:value-type="string" calcext:value-type="string">
            <text:p>v.5_1</text:p>
          </table:table-cell>
          <table:table-cell table:formula="of:=[.C26]" office:value-type="float" office:value="9.98200524983342" calcext:value-type="float">
            <text:p>9.982</text:p>
          </table:table-cell>
          <table:table-cell table:formula="of:=[.D26]" office:value-type="float" office:value="0.599650056010306" calcext:value-type="float">
            <text:p>0.600</text:p>
          </table:table-cell>
          <table:table-cell table:formula="of:=[.E26]" office:value-type="float" office:value="-0.0549725017896925" calcext:value-type="float">
            <text:p>-0.055</text:p>
          </table:table-cell>
          <table:table-cell table:formula="of:=[.F26]" office:value-type="float" office:value="0.998500350056329" calcext:value-type="float">
            <text:p>0.999</text:p>
          </table:table-cell>
          <table:table-cell table:formula="of:=-([.$L$3]*[.$O$1]*[.$O$2])/POWER([.I27];3)*[.C25]" office:value-type="float" office:value="-0.0998200390265588" calcext:value-type="float">
            <text:p>-0.100</text:p>
          </table:table-cell>
          <table:table-cell table:formula="of:=-([.$L$3]*[.$O$1]*[.$O$2])/POWER([.I27];3)*[.D25]" office:value-type="float" office:value="-0.00599649975081168" calcext:value-type="float">
            <text:p>-0.006</text:p>
          </table:table-cell>
          <table:table-cell table:style-name="ce2" table:formula="of:=SQRT([.C25]*[.C25]+[.D25]*[.D25])" office:value-type="float" office:value="10.0000004498687" calcext:value-type="float">
            <text:p>10.000</text:p>
          </table:table-cell>
          <table:table-cell table:number-columns-repeated="7"/>
          <table:table-cell table:style-name="ce1" office:value-type="string" calcext:value-type="string">
            <text:p>r</text:p>
          </table:table-cell>
          <table:table-cell office:value-type="float" office:value="9.96802" calcext:value-type="float">
            <text:p>9.96802</text:p>
          </table:table-cell>
          <table:table-cell office:value-type="float" office:value="0.79916" calcext:value-type="float">
            <text:p>0.799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3" table:formula="of:=[.C27]+([.E30]*[.$L$1])" office:value-type="float" office:value="9.97550979926419" calcext:value-type="float">
            <text:p>9.976</text:p>
          </table:table-cell>
          <table:table-cell table:style-name="ce3" table:formula="of:=[.D27]+([.F30]*[.$L$1])" office:value-type="float" office:value="0.699440126018431" calcext:value-type="float">
            <text:p>0.699</text:p>
          </table:table-cell>
          <table:table-cell table:formula="of:=[.E27]+[.G28]*[.$L$1]*0.5" office:value-type="float" office:value="-0.0599635037410204" calcext:value-type="float">
            <text:p>-0.060</text:p>
          </table:table-cell>
          <table:table-cell table:formula="of:=[.F27]+[.H28]*[.$L$1]*0.5" office:value-type="float" office:value="0.998200525068788" calcext:value-type="float">
            <text:p>0.998</text:p>
          </table:table-cell>
          <table:table-cell table:formula="of:=[.G27]" office:value-type="float" office:value="-0.0998200390265588" calcext:value-type="float">
            <text:p>-0.100</text:p>
          </table:table-cell>
          <table:table-cell table:formula="of:=[.H27]" office:value-type="float" office:value="-0.00599649975081168" calcext:value-type="float">
            <text:p>-0.006</text:p>
          </table:table-cell>
          <table:table-cell table:number-columns-repeated="8"/>
          <table:table-cell table:style-name="ce1" office:value-type="string" calcext:value-type="string">
            <text:p>v.5_2</text:p>
          </table:table-cell>
          <table:table-cell table:number-columns-repeated="2"/>
          <table:table-cell office:value-type="float" office:value="-0.079914" calcext:value-type="float">
            <text:p>-0.079914</text:p>
          </table:table-cell>
          <table:table-cell office:value-type="float" office:value="0.996802" calcext:value-type="float">
            <text:p>0.996802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3" table:formula="of:=[.C28]" office:value-type="float" office:value="9.97550979926419" calcext:value-type="float">
            <text:p>9.976</text:p>
          </table:table-cell>
          <table:table-cell table:formula="of:=[.D28]" office:value-type="float" office:value="0.699440126018431" calcext:value-type="float">
            <text:p>0.699</text:p>
          </table:table-cell>
          <table:table-cell table:formula="of:=[.E28]+[.G29]*[.$L$1]*0.5" office:value-type="float" office:value="-0.0649545056923484" calcext:value-type="float">
            <text:p>-0.065</text:p>
          </table:table-cell>
          <table:table-cell table:formula="of:=[.F28]+[.H29]*[.$L$1]*0.5" office:value-type="float" office:value="0.997900700081248" calcext:value-type="float">
            <text:p>0.998</text:p>
          </table:table-cell>
          <table:table-cell table:formula="of:=-([.$L$3]*[.$O$1]*[.$O$2])/POWER([.I29];3)*[.C27]" office:value-type="float" office:value="-0.0998200390265588" calcext:value-type="float">
            <text:p>-0.100</text:p>
          </table:table-cell>
          <table:table-cell table:formula="of:=-([.$L$3]*[.$O$1]*[.$O$2])/POWER([.I29];3)*[.D27]" office:value-type="float" office:value="-0.00599649975081168" calcext:value-type="float">
            <text:p>-0.006</text:p>
          </table:table-cell>
          <table:table-cell table:style-name="ce2" table:formula="of:=SQRT([.C27]*[.C27]+[.D27]*[.D27])" office:value-type="float" office:value="10.0000004498687" calcext:value-type="float">
            <text:p>10.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.5_2</text:p>
          </table:table-cell>
          <table:table-cell table:formula="of:=[.C29]" office:value-type="float" office:value="9.97550979926419" calcext:value-type="float">
            <text:p>9.976</text:p>
          </table:table-cell>
          <table:table-cell table:formula="of:=[.D29]" office:value-type="float" office:value="0.699440126018431" calcext:value-type="float">
            <text:p>0.699</text:p>
          </table:table-cell>
          <table:table-cell table:formula="of:=[.E29]" office:value-type="float" office:value="-0.0649545056923484" calcext:value-type="float">
            <text:p>-0.065</text:p>
          </table:table-cell>
          <table:table-cell table:formula="of:=[.F29]" office:value-type="float" office:value="0.997900700081248" calcext:value-type="float">
            <text:p>0.998</text:p>
          </table:table-cell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/>
          <table:table-cell office:value-type="string" calcext:value-type="string">
            <text:p>v.5_1</text:p>
          </table:table-cell>
          <table:table-cell table:formula="of:=[.C30]" office:value-type="float" office:value="9.97550979926419" calcext:value-type="float">
            <text:p>9.976</text:p>
          </table:table-cell>
          <table:table-cell table:formula="of:=[.D30]" office:value-type="float" office:value="0.699440126018431" calcext:value-type="float">
            <text:p>0.699</text:p>
          </table:table-cell>
          <table:table-cell table:formula="of:=[.E30]" office:value-type="float" office:value="-0.0649545056923484" calcext:value-type="float">
            <text:p>-0.065</text:p>
          </table:table-cell>
          <table:table-cell table:formula="of:=[.F30]" office:value-type="float" office:value="0.997900700081248" calcext:value-type="float">
            <text:p>0.998</text:p>
          </table:table-cell>
          <table:table-cell table:formula="of:=-([.$L$3]*[.$O$1]*[.$O$2])/POWER([.I31];3)*[.C29]" office:value-type="float" office:value="-0.0997550796699767" calcext:value-type="float">
            <text:p>-0.100</text:p>
          </table:table-cell>
          <table:table-cell table:formula="of:=-([.$L$3]*[.$O$1]*[.$O$2])/POWER([.I31];3)*[.D29]" office:value-type="float" office:value="-0.00699439997547731" calcext:value-type="float">
            <text:p>-0.007</text:p>
          </table:table-cell>
          <table:table-cell table:style-name="ce2" table:formula="of:=SQRT([.C29]*[.C29]+[.D29]*[.D29])" office:value-type="float" office:value="10.000000612255" calcext:value-type="float">
            <text:p>10.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3" table:formula="of:=[.C31]+([.E34]*[.$L$1])" office:value-type="float" office:value="9.96801679789825" calcext:value-type="float">
            <text:p>9.968</text:p>
          </table:table-cell>
          <table:table-cell table:style-name="ce3" table:formula="of:=[.D31]+([.F34]*[.$L$1])" office:value-type="float" office:value="0.799160252026801" calcext:value-type="float">
            <text:p>0.799</text:p>
          </table:table-cell>
          <table:table-cell table:formula="of:=[.E31]+[.G32]*[.$L$1]*0.5" office:value-type="float" office:value="-0.0699422596758472" calcext:value-type="float">
            <text:p>-0.070</text:p>
          </table:table-cell>
          <table:table-cell table:formula="of:=[.F31]+[.H32]*[.$L$1]*0.5" office:value-type="float" office:value="0.997550980082474" calcext:value-type="float">
            <text:p>0.998</text:p>
          </table:table-cell>
          <table:table-cell table:formula="of:=[.G31]" office:value-type="float" office:value="-0.0997550796699767" calcext:value-type="float">
            <text:p>-0.100</text:p>
          </table:table-cell>
          <table:table-cell table:formula="of:=[.H31]" office:value-type="float" office:value="-0.00699439997547731" calcext:value-type="float">
            <text:p>-0.0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3" table:formula="of:=[.C32]" office:value-type="float" office:value="9.96801679789825" calcext:value-type="float">
            <text:p>9.968</text:p>
          </table:table-cell>
          <table:table-cell table:formula="of:=[.D32]" office:value-type="float" office:value="0.799160252026801" calcext:value-type="float">
            <text:p>0.799</text:p>
          </table:table-cell>
          <table:table-cell table:formula="of:=[.E32]+[.G33]*[.$L$1]*0.5" office:value-type="float" office:value="-0.0749300136593461" calcext:value-type="float">
            <text:p>-0.075</text:p>
          </table:table-cell>
          <table:table-cell table:formula="of:=[.F32]+[.H33]*[.$L$1]*0.5" office:value-type="float" office:value="0.9972012600837" calcext:value-type="float">
            <text:p>0.997</text:p>
          </table:table-cell>
          <table:table-cell table:formula="of:=-([.$L$3]*[.$O$1]*[.$O$2])/POWER([.I33];3)*[.C31]" office:value-type="float" office:value="-0.0997550796699767" calcext:value-type="float">
            <text:p>-0.100</text:p>
          </table:table-cell>
          <table:table-cell table:formula="of:=-([.$L$3]*[.$O$1]*[.$O$2])/POWER([.I33];3)*[.D31]" office:value-type="float" office:value="-0.00699439997547731" calcext:value-type="float">
            <text:p>-0.007</text:p>
          </table:table-cell>
          <table:table-cell table:style-name="ce2" table:formula="of:=SQRT([.C31]*[.C31]+[.D31]*[.D31])" office:value-type="float" office:value="10.000000612255" calcext:value-type="float">
            <text:p>10.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.5_2</text:p>
          </table:table-cell>
          <table:table-cell table:formula="of:=[.C33]" office:value-type="float" office:value="9.96801679789825" calcext:value-type="float">
            <text:p>9.968</text:p>
          </table:table-cell>
          <table:table-cell table:formula="of:=[.D33]" office:value-type="float" office:value="0.799160252026801" calcext:value-type="float">
            <text:p>0.799</text:p>
          </table:table-cell>
          <table:table-cell table:formula="of:=[.E33]" office:value-type="float" office:value="-0.0749300136593461" calcext:value-type="float">
            <text:p>-0.075</text:p>
          </table:table-cell>
          <table:table-cell table:formula="of:=[.F33]" office:value-type="float" office:value="0.9972012600837" calcext:value-type="float">
            <text:p>0.997</text:p>
          </table:table-cell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4"/>
          <table:table-cell table:formula="of:=[.E34]" office:value-type="float" office:value="-0.0749300136593461" calcext:value-type="float">
            <text:p>-0.075</text:p>
          </table:table-cell>
          <table:table-cell table:formula="of:=[.F34]" office:value-type="float" office:value="0.9972012600837" calcext:value-type="float">
            <text:p>0.997</text:p>
          </table:table-cell>
          <table:table-cell table:formula="of:=-([.$L$3]*[.$O$1]*[.$O$2])/POWER([.I35];3)*[.C33]" office:value-type="float" office:value="-0.0996801440683048" calcext:value-type="float">
            <text:p>-0.100</text:p>
          </table:table-cell>
          <table:table-cell table:formula="of:=-([.$L$3]*[.$O$1]*[.$O$2])/POWER([.I35];3)*[.D33]" office:value-type="float" office:value="-0.00799160060329058" calcext:value-type="float">
            <text:p>-0.008</text:p>
          </table:table-cell>
          <table:table-cell table:style-name="ce2" table:formula="of:=SQRT([.C33]*[.C33]+[.D33]*[.D33])" office:value-type="float" office:value="10.00000079958" calcext:value-type="float">
            <text:p>10.00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formula="of:=[.E35]+[.G36]*[.$L$1]*0.5" office:value-type="float" office:value="-0.0799140208627613" calcext:value-type="float">
            <text:p>-0.080</text:p>
          </table:table-cell>
          <table:table-cell table:formula="of:=[.F35]+[.H36]*[.$L$1]*0.5" office:value-type="float" office:value="0.996801680053535" calcext:value-type="float">
            <text:p>0.997</text:p>
          </table:table-cell>
          <table:table-cell table:formula="of:=[.G35]" office:value-type="float" office:value="-0.0996801440683048" calcext:value-type="float">
            <text:p>-0.100</text:p>
          </table:table-cell>
          <table:table-cell table:formula="of:=[.H35]" office:value-type="float" office:value="-0.00799160060329058" calcext:value-type="float">
            <text:p>-0.008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5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5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5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5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5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5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5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5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5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5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5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5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5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5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5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5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5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5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5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5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5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5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5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5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5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5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5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5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5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0">00/00/0000</text:date>, <text:time style:data-style-name="N2" text:time-value="15:30:58.4014303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yron Theobald</meta:initial-creator>
    <meta:creation-date>2016-03-18T17:33:16.606521024</meta:creation-date>
    <dc:date>2016-03-20T15:46:36.557482060</dc:date>
    <dc:creator>Byron Theobald</dc:creator>
    <meta:editing-duration>PT3H58M50S</meta:editing-duration>
    <meta:editing-cycles>16</meta:editing-cycles>
    <meta:generator>LibreOffice/5.0.5.1$Linux_X86_64 LibreOffice_project/00m0$Build-1</meta:generator>
    <meta:document-statistic meta:table-count="1" meta:cell-count="3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1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12">
      <style:chart-properties chart:symbol-type="none" chart:link-data-style-to-source="true"/>
      <style:graphic-properties draw:stroke="dash"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112">
      <style:chart-properties chart:symbol-type="none" chart:link-data-style-to-source="true"/>
      <style:graphic-properties draw:stroke-dash="Ultrafine_20_Dashed" svg:stroke-width="0.2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573cm" svg:height="9.244cm" xlink:href=".." xlink:type="simple" chart:class="chart:scatter" chart:style-name="ch1">
        <chart:plot-area chart:style-name="ch2" table:cell-range-address="Sheet1.C2:Sheet1.D3000 Sheet1.S5:Sheet1.S28" chart:data-source-has-labels="row" svg:x="0.211cm" svg:y="0.184cm" svg:width="10.151cm" svg:height="8.876cm">
          <chartooo:coordinate-region svg:x="1.309cm" svg:y="0.383cm" svg:width="8.535cm" svg:height="8.03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D2:Sheet1.D3000" loext:label-string="trace" chart:class="chart:scatter">
            <chart:domain table:cell-range-address="Sheet1.C2:Sheet1.C3000"/>
            <chart:data-point chart:repeated="2999"/>
          </chart:series>
          <chart:series chart:style-name="ch6" chart:values-cell-range-address="Sheet1.S5:Sheet1.S28" loext:label-string="sim" chart:class="chart:scatter">
            <chart:domain table:cell-range-address="Sheet1.R5:Sheet1.R28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race</text:p>
              </table:table-cell>
              <table:table-cell office:value-type="string">
                <text:p>Column R</text:p>
              </table:table-cell>
              <table:table-cell office:value-type="string">
                <text:p>si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C2:Sheet1.C3000</svg:desc>
                </draw:g>
              </table:table-cell>
              <table:table-cell office:value-type="float" office:value="0">
                <text:p>0</text:p>
                <draw:g>
                  <svg:desc>Sheet1.D2:Sheet1.D3000</svg:desc>
                </draw:g>
              </table:table-cell>
              <table:table-cell office:value-type="float" office:value="10">
                <text:p>10</text:p>
                <draw:g>
                  <svg:desc>Sheet1.R5:Sheet1.R28</svg:desc>
                </draw:g>
              </table:table-cell>
              <table:table-cell office:value-type="float" office:value="0">
                <text:p>0</text:p>
                <draw:g>
                  <svg:desc>Sheet1.S5:Sheet1.S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9.9995">
                <text:p>9.999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9995">
                <text:p>9.999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9995">
                <text:p>9.999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9995">
                <text:p>9.9995</text:p>
              </table:table-cell>
              <table:table-cell office:value-type="float" office:value="0.1">
                <text:p>0.1</text:p>
              </table:table-cell>
              <table:table-cell office:value-type="float" office:value="9.998">
                <text:p>9.998</text:p>
              </table:table-cell>
              <table:table-cell office:value-type="float" office:value="0.19999">
                <text:p>0.1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9995">
                <text:p>9.999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99800005000375">
                <text:p>9.99800005000375</text:p>
              </table:table-cell>
              <table:table-cell office:value-type="float" office:value="0.199990000000038">
                <text:p>0.199990000000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99800005000375">
                <text:p>9.99800005000375</text:p>
              </table:table-cell>
              <table:table-cell office:value-type="float" office:value="0.199990000000038">
                <text:p>0.199990000000038</text:p>
              </table:table-cell>
              <table:table-cell office:value-type="float" office:value="9.9955">
                <text:p>9.9955</text:p>
              </table:table-cell>
              <table:table-cell office:value-type="float" office:value="0.29996">
                <text:p>0.299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99800005000375">
                <text:p>9.99800005000375</text:p>
              </table:table-cell>
              <table:table-cell office:value-type="float" office:value="0.199990000000038">
                <text:p>0.199990000000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99800005000375">
                <text:p>9.99800005000375</text:p>
              </table:table-cell>
              <table:table-cell office:value-type="float" office:value="0.199990000000038">
                <text:p>0.199990000000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9955003000175">
                <text:p>9.9955003000175</text:p>
              </table:table-cell>
              <table:table-cell office:value-type="float" office:value="0.299960001000375">
                <text:p>0.299960001000375</text:p>
              </table:table-cell>
              <table:table-cell office:value-type="float" office:value="9.992">
                <text:p>9.992</text:p>
              </table:table-cell>
              <table:table-cell office:value-type="float" office:value="0.3999">
                <text:p>0.3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9955003000175">
                <text:p>9.9955003000175</text:p>
              </table:table-cell>
              <table:table-cell office:value-type="float" office:value="0.299960001000375">
                <text:p>0.299960001000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9955003000175">
                <text:p>9.9955003000175</text:p>
              </table:table-cell>
              <table:table-cell office:value-type="float" office:value="0.299960001000375">
                <text:p>0.299960001000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9955003000175">
                <text:p>9.9955003000175</text:p>
              </table:table-cell>
              <table:table-cell office:value-type="float" office:value="0.299960001000375">
                <text:p>0.299960001000375</text:p>
              </table:table-cell>
              <table:table-cell office:value-type="float" office:value="9.9875">
                <text:p>9.9875</text:p>
              </table:table-cell>
              <table:table-cell office:value-type="float" office:value="0.4998">
                <text:p>0.49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99200100003497">
                <text:p>9.99200100003497</text:p>
              </table:table-cell>
              <table:table-cell office:value-type="float" office:value="0.399900006001625">
                <text:p>0.39990000600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99200100003497">
                <text:p>9.99200100003497</text:p>
              </table:table-cell>
              <table:table-cell office:value-type="float" office:value="0.399900006001625">
                <text:p>0.39990000600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99200100003497">
                <text:p>9.99200100003497</text:p>
              </table:table-cell>
              <table:table-cell office:value-type="float" office:value="0.399900006001625">
                <text:p>0.399900006001625</text:p>
              </table:table-cell>
              <table:table-cell office:value-type="float" office:value="9.98201">
                <text:p>9.98201</text:p>
              </table:table-cell>
              <table:table-cell office:value-type="float" office:value="0.59965">
                <text:p>0.599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99200100003497">
                <text:p>9.99200100003497</text:p>
              </table:table-cell>
              <table:table-cell office:value-type="float" office:value="0.399900006001625">
                <text:p>0.39990000600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98750250001239">
                <text:p>9.98750250001239</text:p>
              </table:table-cell>
              <table:table-cell office:value-type="float" office:value="0.499800021004673">
                <text:p>0.499800021004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98750250001239">
                <text:p>9.98750250001239</text:p>
              </table:table-cell>
              <table:table-cell office:value-type="float" office:value="0.499800021004673">
                <text:p>0.499800021004673</text:p>
              </table:table-cell>
              <table:table-cell office:value-type="float" office:value="9.97551">
                <text:p>9.97551</text:p>
              </table:table-cell>
              <table:table-cell office:value-type="float" office:value="0.69944">
                <text:p>0.699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98750250001239">
                <text:p>9.98750250001239</text:p>
              </table:table-cell>
              <table:table-cell office:value-type="float" office:value="0.499800021004673">
                <text:p>0.499800021004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98750250001239">
                <text:p>9.98750250001239</text:p>
              </table:table-cell>
              <table:table-cell office:value-type="float" office:value="0.499800021004673">
                <text:p>0.499800021004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.98200524983342">
                <text:p>9.98200524983342</text:p>
              </table:table-cell>
              <table:table-cell office:value-type="float" office:value="0.599650056010306">
                <text:p>0.599650056010306</text:p>
              </table:table-cell>
              <table:table-cell office:value-type="float" office:value="9.96802">
                <text:p>9.96802</text:p>
              </table:table-cell>
              <table:table-cell office:value-type="float" office:value="0.79916">
                <text:p>0.799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98200524983342">
                <text:p>9.98200524983342</text:p>
              </table:table-cell>
              <table:table-cell office:value-type="float" office:value="0.599650056010306">
                <text:p>0.599650056010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98200524983342">
                <text:p>9.98200524983342</text:p>
              </table:table-cell>
              <table:table-cell office:value-type="float" office:value="0.599650056010306">
                <text:p>0.599650056010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98200524983342">
                <text:p>9.98200524983342</text:p>
              </table:table-cell>
              <table:table-cell office:value-type="float" office:value="0.599650056010306">
                <text:p>0.599650056010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97550979926419">
                <text:p>9.97550979926419</text:p>
              </table:table-cell>
              <table:table-cell office:value-type="float" office:value="0.699440126018431">
                <text:p>0.699440126018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97550979926419">
                <text:p>9.97550979926419</text:p>
              </table:table-cell>
              <table:table-cell office:value-type="float" office:value="0.699440126018431">
                <text:p>0.699440126018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97550979926419">
                <text:p>9.97550979926419</text:p>
              </table:table-cell>
              <table:table-cell office:value-type="float" office:value="0.699440126018431">
                <text:p>0.699440126018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97550979926419">
                <text:p>9.97550979926419</text:p>
              </table:table-cell>
              <table:table-cell office:value-type="float" office:value="0.699440126018431">
                <text:p>0.699440126018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96801679789825">
                <text:p>9.96801679789825</text:p>
              </table:table-cell>
              <table:table-cell office:value-type="float" office:value="0.799160252026801">
                <text:p>0.799160252026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96801679789825">
                <text:p>9.96801679789825</text:p>
              </table:table-cell>
              <table:table-cell office:value-type="float" office:value="0.799160252026801">
                <text:p>0.799160252026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96801679789825">
                <text:p>9.96801679789825</text:p>
              </table:table-cell>
              <table:table-cell office:value-type="float" office:value="0.799160252026801">
                <text:p>0.799160252026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1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